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writing-mode="lr-tb"/>
    </style:style>
    <style:style style:name="Tabelle2.A" style:family="table-column">
      <style:table-column-properties style:column-width="10.694cm" style:rel-column-width="41226*"/>
    </style:style>
    <style:style style:name="Tabelle2.B" style:family="table-column">
      <style:table-column-properties style:column-width="6.306cm" style:rel-column-width="2430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writing-mode="lr-tb"/>
    </style:style>
    <style:style style:name="Tabelle3.A" style:family="table-column">
      <style:table-column-properties style:column-width="9.606cm" style:rel-column-width="37030*"/>
    </style:style>
    <style:style style:name="Tabelle3.B" style:family="table-column">
      <style:table-column-properties style:column-width="7.394cm" style:rel-column-width="28505*"/>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002cm" fo:margin-top="0cm" fo:margin-bottom="0cm" table:align="left" style:writing-mode="lr-tb"/>
    </style:style>
    <style:style style:name="Tabelle7.A" style:family="table-column">
      <style:table-column-properties style:column-width="10.506cm"/>
    </style:style>
    <style:style style:name="Tabelle7.B" style:family="table-column">
      <style:table-column-properties style:column-width="6.507cm"/>
    </style:style>
    <style:style style:name="Tabelle7.1" style:family="table-row">
      <style:table-row-properties fo:keep-together="auto"/>
    </style:style>
    <style:style style:name="Tabelle7.A1" style:family="table-cell">
      <style:table-cell-properties fo:background-color="#ffffff" fo:padding="0.097cm" fo:border-left="0.25pt solid #000001" fo:border-right="none" fo:border-top="0.25pt solid #000001" fo:border-bottom="0.25pt solid #000001">
        <style:background-image/>
      </style:table-cell-properties>
    </style:style>
    <style:style style:name="Tabelle7.B1" style:family="table-cell">
      <style:table-cell-properties fo:background-color="#ffffff" fo:padding="0.097cm" fo:border="0.25pt solid #000001">
        <style:background-image/>
      </style:table-cell-properties>
    </style:style>
    <style:style style:name="Tabelle7.A2"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elle7.B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Table_20_Contents">
      <style:text-properties style:font-name="Liberation Serif" fo:font-weight="bold" officeooo:rsid="00378968" officeooo:paragraph-rsid="00332bb6"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ize="12pt" officeooo:paragraph-rsid="003de364" style:font-size-asian="12pt" style:font-size-complex="12pt"/>
    </style:style>
    <style:style style:name="P5" style:family="paragraph" style:parent-style-name="Table_20_Contents">
      <style:text-properties style:font-name="Liberation Serif" fo:font-size="12pt" officeooo:paragraph-rsid="003de364" fo:background-color="#ffff00" style:font-size-asian="12pt" style:font-size-complex="12pt"/>
    </style:style>
    <style:style style:name="P6" style:family="paragraph" style:parent-style-name="Table_20_Contents">
      <style:text-properties style:font-name="Liberation Serif" fo:font-size="12pt" officeooo:paragraph-rsid="003de364" fo:background-color="transparent" style:font-size-asian="12pt" style:font-size-complex="12pt"/>
    </style:style>
    <style:style style:name="P7" style:family="paragraph" style:parent-style-name="Standard">
      <style:text-properties style:font-name="Liberation Serif" fo:font-size="12pt" officeooo:rsid="00190143" officeooo:paragraph-rsid="003de364" style:font-size-asian="12pt" style:font-size-complex="12pt"/>
    </style:style>
    <style:style style:name="P8" style:family="paragraph" style:parent-style-name="Standard">
      <style:text-properties style:font-name="Liberation Serif" fo:font-size="12pt" officeooo:rsid="001f4274" officeooo:paragraph-rsid="003de364" style:font-size-asian="12pt" style:font-size-complex="12pt"/>
    </style:style>
    <style:style style:name="P9" style:family="paragraph" style:parent-style-name="Standard">
      <style:paragraph-properties style:snap-to-layout-grid="false"/>
      <style:text-properties style:font-name="Liberation Serif" fo:font-size="12pt" officeooo:rsid="001f4274" officeooo:paragraph-rsid="003de364" style:font-size-asian="12pt" style:font-size-complex="12pt"/>
    </style:style>
    <style:style style:name="P10" style:family="paragraph" style:parent-style-name="Standard">
      <style:text-properties style:font-name="Liberation Serif" fo:font-size="12pt" officeooo:rsid="001c0034" officeooo:paragraph-rsid="003de364" style:font-size-asian="12pt" style:font-size-complex="12pt"/>
    </style:style>
    <style:style style:name="P11" style:family="paragraph" style:parent-style-name="Standard">
      <style:text-properties style:font-name="Liberation Serif" fo:font-size="12pt" officeooo:paragraph-rsid="003de364" style:font-size-asian="12pt" style:font-size-complex="12pt"/>
    </style:style>
    <style:style style:name="P12" style:family="paragraph" style:parent-style-name="Standard">
      <style:text-properties style:font-name="Liberation Serif" fo:font-size="12pt" fo:font-weight="bold" officeooo:paragraph-rsid="003de364" style:font-size-asian="12pt" style:font-weight-asian="bold" style:font-size-complex="12pt" style:font-weight-complex="bold"/>
    </style:style>
    <style:style style:name="P13" style:family="paragraph" style:parent-style-name="Standard">
      <style:text-properties style:font-name="Liberation Serif" fo:font-size="12pt" officeooo:rsid="001f4274" officeooo:paragraph-rsid="003de364" fo:background-color="#ffff00" style:font-size-asian="12pt" style:font-size-complex="12pt"/>
    </style:style>
    <style:style style:name="P14" style:family="paragraph" style:parent-style-name="Standard">
      <style:paragraph-properties style:snap-to-layout-grid="false"/>
      <style:text-properties style:font-name="Liberation Serif" fo:font-size="12pt" officeooo:rsid="001f4274" officeooo:paragraph-rsid="003de364" fo:background-color="#ffff00" style:font-size-asian="12pt" style:font-size-complex="12pt"/>
    </style:style>
    <style:style style:name="P15" style:family="paragraph" style:parent-style-name="Standard">
      <style:paragraph-properties style:snap-to-layout-grid="false"/>
      <style:text-properties style:font-name="Liberation Serif" fo:font-size="12pt" officeooo:rsid="0020f1cd" officeooo:paragraph-rsid="003de364" fo:background-color="#ffff00" style:font-size-asian="12pt" style:font-size-complex="12pt"/>
    </style:style>
    <style:style style:name="P16" style:family="paragraph" style:parent-style-name="Standard">
      <style:text-properties style:font-name="Liberation Serif" fo:font-size="12pt" officeooo:paragraph-rsid="003de364" fo:background-color="#ffff00" style:font-size-asian="12pt" style:font-size-complex="12pt"/>
    </style:style>
    <style:style style:name="P17" style:family="paragraph" style:parent-style-name="Standard">
      <style:text-properties style:font-name="Liberation Serif" fo:font-size="12pt" officeooo:rsid="001f4274" officeooo:paragraph-rsid="003de364" fo:background-color="#23ff23" style:font-size-asian="12pt" style:font-size-complex="12pt"/>
    </style:style>
    <style:style style:name="P18" style:family="paragraph" style:parent-style-name="Standard">
      <style:text-properties style:font-name="Liberation Serif" fo:font-size="12pt" officeooo:rsid="001f4274" officeooo:paragraph-rsid="003de364" fo:background-color="#00ffff" style:font-size-asian="12pt" style:font-size-complex="12pt"/>
    </style:style>
    <style:style style:name="P19" style:family="paragraph" style:parent-style-name="Standard">
      <style:paragraph-properties style:snap-to-layout-grid="false"/>
      <style:text-properties style:font-name="Liberation Serif" fo:font-size="12pt" officeooo:rsid="001f4274" officeooo:paragraph-rsid="003de364" fo:background-color="transparent" style:font-size-asian="12pt" style:font-size-complex="12pt"/>
    </style:style>
    <style:style style:name="P20" style:family="paragraph" style:parent-style-name="Standard">
      <style:paragraph-properties style:snap-to-layout-grid="false"/>
      <style:text-properties style:font-name="Liberation Serif" fo:font-size="12pt" officeooo:rsid="0020f1cd" officeooo:paragraph-rsid="003de364" fo:background-color="transparent" style:font-size-asian="12pt" style:font-size-complex="12pt"/>
    </style:style>
    <style:style style:name="P21" style:family="paragraph" style:parent-style-name="Standard">
      <style:text-properties style:font-name="Liberation Serif" fo:font-size="12pt" officeooo:rsid="001f4274" officeooo:paragraph-rsid="003de364" fo:background-color="#ffd320" style:font-size-asian="12pt" style:font-size-complex="12pt"/>
    </style:style>
    <style:style style:name="P22" style:family="paragraph" style:parent-style-name="Standard">
      <style:paragraph-properties fo:text-align="start" style:justify-single-word="false"/>
      <style:text-properties style:font-name="Liberation Serif" fo:font-size="12pt" fo:font-style="normal" fo:font-weight="normal" officeooo:rsid="004c98f8" officeooo:paragraph-rsid="003de364" style:font-size-asian="12pt" style:font-style-asian="normal" style:font-weight-asian="normal" style:font-size-complex="12pt" style:font-style-complex="normal" style:font-weight-complex="normal"/>
    </style:style>
    <style:style style:name="P23" style:family="paragraph" style:parent-style-name="Standard">
      <style:text-properties style:font-name="Liberation Serif" fo:font-size="14pt" fo:font-weight="bold" officeooo:rsid="001c0034" officeooo:paragraph-rsid="003de364"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Liberation Serif" fo:font-size="10pt" fo:font-style="normal" fo:font-weight="normal" officeooo:rsid="01e03e6a" officeooo:paragraph-rsid="003de70f" style:font-size-asian="10pt" style:font-style-asian="normal" style:font-weight-asian="normal" style:font-size-complex="10pt" style:font-style-complex="normal" style:font-weight-complex="normal"/>
    </style:style>
    <style:style style:name="P25" style:family="paragraph" style:parent-style-name="Standard">
      <style:paragraph-properties fo:break-before="page"/>
      <style:text-properties style:font-name="Liberation Serif" fo:font-size="14pt" fo:font-weight="bold" officeooo:rsid="001c0034" officeooo:paragraph-rsid="003de364" style:font-size-asian="14pt" style:font-weight-asian="bold" style:font-size-complex="14pt" style:font-weight-complex="bold"/>
    </style:style>
    <style:style style:name="P26" style:family="paragraph" style:parent-style-name="Table_20_Contents">
      <style:text-properties style:font-name="Liberation Serif" fo:font-size="12pt" officeooo:paragraph-rsid="003de364" fo:background-color="#ffff00" style:font-size-asian="12pt" style:font-size-complex="12pt"/>
    </style:style>
    <style:style style:name="P27" style:family="paragraph" style:parent-style-name="Table_20_Contents">
      <style:text-properties style:font-name="Liberation Serif" fo:font-size="12pt" officeooo:paragraph-rsid="003de364" fo:background-color="#66ff66" style:font-size-asian="12pt" style:font-size-complex="12pt"/>
    </style:style>
    <style:style style:name="P28" style:family="paragraph" style:parent-style-name="Standard">
      <style:paragraph-properties fo:text-align="justify" style:justify-single-word="false"/>
      <style:text-properties style:font-name="Liberation Serif" fo:font-size="12pt" fo:font-weight="bold" officeooo:rsid="0040d6ed" officeooo:paragraph-rsid="0040d6ed" style:font-size-asian="12pt" style:font-weight-asian="bold" style:font-size-complex="12pt" style:font-weight-complex="bold"/>
    </style:style>
    <style:style style:name="P29" style:family="paragraph" style:parent-style-name="Standard">
      <style:text-properties style:font-name="Liberation Serif" fo:font-size="12pt" fo:font-weight="bold" officeooo:paragraph-rsid="003de364" style:font-size-asian="12pt" style:font-weight-asian="bold" style:font-size-complex="12pt" style:font-weight-complex="bold"/>
    </style:style>
    <style:style style:name="P30" style:family="paragraph" style:parent-style-name="Standard">
      <style:text-properties style:font-name="Liberation Serif" fo:font-size="12pt" officeooo:paragraph-rsid="003de364" style:font-size-asian="12pt" style:font-size-complex="12pt"/>
    </style:style>
    <style:style style:name="P31" style:family="paragraph" style:parent-style-name="Standard">
      <style:text-properties style:font-name="Liberation Serif" fo:font-size="12pt" officeooo:paragraph-rsid="003de364" fo:background-color="#66ff66" style:font-size-asian="12pt" style:font-size-complex="12pt"/>
    </style:style>
    <style:style style:name="P32" style:family="paragraph" style:parent-style-name="Standard">
      <style:text-properties style:font-name="Liberation Serif" fo:font-size="12pt" officeooo:paragraph-rsid="003de364" fo:background-color="#66ffff" style:font-size-asian="12pt" style:font-size-complex="12pt"/>
    </style:style>
    <style:style style:name="P33" style:family="paragraph" style:parent-style-name="Standard">
      <style:text-properties style:font-name="Liberation Serif" fo:font-size="12pt" officeooo:rsid="001f4274" officeooo:paragraph-rsid="003de364" fo:background-color="#23ff23" style:font-size-asian="12pt" style:font-size-complex="12pt"/>
    </style:style>
    <style:style style:name="P34" style:family="paragraph" style:parent-style-name="Standard">
      <style:paragraph-properties fo:text-align="start" style:justify-single-word="false"/>
      <style:text-properties style:font-name="Liberation Serif" fo:font-size="12pt" fo:font-style="normal" fo:font-weight="normal" officeooo:rsid="004c98f8" officeooo:paragraph-rsid="003de364"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0pt" fo:font-style="normal" fo:font-weight="bold" officeooo:rsid="01e03e6a" officeooo:paragraph-rsid="003de70f" style:font-size-asian="8.75pt" style:font-style-asian="normal" style:font-weight-asian="bold" style:font-size-complex="10pt" style:font-style-complex="normal" style:font-weight-complex="bold"/>
    </style:style>
    <style:style style:name="P36" style:family="paragraph" style:parent-style-name="Standard" style:list-style-name="L1">
      <style:paragraph-properties fo:margin-top="0.199cm" fo:margin-bottom="0cm" loext:contextual-spacing="false" fo:text-align="start" style:justify-single-word="false"/>
      <style:text-properties style:font-name="Liberation Serif" fo:font-size="12pt" officeooo:rsid="001c0034" officeooo:paragraph-rsid="003de364" style:font-size-asian="12pt" style:font-size-complex="12pt"/>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background-color="transparent" loext:char-shading-value="0"/>
    </style:style>
    <style:style style:name="T3" style:family="text">
      <style:text-properties fo:font-weight="bold" style:font-weight-asian="bold" style:font-weight-complex="bold"/>
    </style:style>
    <style:style style:name="T4" style:family="text">
      <style:text-properties fo:background-color="#23ff23" loext:char-shading-value="0"/>
    </style:style>
    <style:style style:name="T5" style:family="text">
      <style:text-properties officeooo:rsid="0020f1cd" fo:background-color="#23ff23" loext:char-shading-value="0"/>
    </style:style>
    <style:style style:name="T6" style:family="text">
      <style:text-properties fo:background-color="#00ffff" loext:char-shading-value="0"/>
    </style:style>
    <style:style style:name="T7" style:family="text">
      <style:text-properties officeooo:rsid="0020f1cd" fo:background-color="#00ffff" loext:char-shading-value="0"/>
    </style:style>
    <style:style style:name="T8" style:family="text">
      <style:text-properties officeooo:rsid="000197dd" fo:background-color="#00ffff" loext:char-shading-value="0"/>
    </style:style>
    <style:style style:name="T9" style:family="text">
      <style:text-properties officeooo:rsid="0040d6ed" fo:background-color="#00ffff" loext:char-shading-value="0"/>
    </style:style>
    <style:style style:name="T10" style:family="text">
      <style:text-properties fo:background-color="#ffff00" loext:char-shading-value="0"/>
    </style:style>
    <style:style style:name="T11" style:family="text">
      <style:text-properties officeooo:rsid="0020f1cd" fo:background-color="#ffff00" loext:char-shading-value="0"/>
    </style:style>
    <style:style style:name="T12" style:family="text">
      <style:text-properties officeooo:rsid="000197dd" fo:background-color="#ffff00" loext:char-shading-value="0"/>
    </style:style>
    <style:style style:name="T13" style:family="text">
      <style:text-properties officeooo:rsid="0020f1cd"/>
    </style:style>
    <style:style style:name="T14" style:family="text">
      <style:text-properties fo:background-color="#00ff00" loext:char-shading-value="0"/>
    </style:style>
    <style:style style:name="T15" style:family="text">
      <style:text-properties officeooo:rsid="0020f1cd" fo:background-color="#00ff00" loext:char-shading-value="0"/>
    </style:style>
    <style:style style:name="T16" style:family="text">
      <style:text-properties officeooo:rsid="000197dd" fo:background-color="#00ff00" loext:char-shading-value="0"/>
    </style:style>
    <style:style style:name="T17" style:family="text">
      <style:text-properties fo:background-color="#ffd320" loext:char-shading-value="0"/>
    </style:style>
    <style:style style:name="T18" style:family="text">
      <style:text-properties officeooo:rsid="0020f1cd" fo:background-color="#ffd320" loext:char-shading-value="0"/>
    </style:style>
    <style:style style:name="T19" style:family="text">
      <style:text-properties officeooo:rsid="001e1b61"/>
    </style:style>
    <style:style style:name="T20" style:family="text">
      <style:text-properties officeooo:rsid="003de364"/>
    </style:style>
    <style:style style:name="T21" style:family="text">
      <style:text-properties officeooo:rsid="00840c47"/>
    </style:style>
    <style:style style:name="T22" style:family="text">
      <style:text-properties officeooo:rsid="004c98f8"/>
    </style:style>
    <style:style style:name="T23" style:family="text">
      <style:text-properties officeooo:rsid="0040d6ed"/>
    </style:style>
    <style:style style:name="T24" style:family="text">
      <style:text-properties fo:background-color="#66ff66" loext:char-shading-value="0"/>
    </style:style>
    <style:style style:name="T25" style:family="text">
      <style:text-properties fo:background-color="#66ff66" loext:char-shading-value="0"/>
    </style:style>
    <style:style style:name="T26" style:family="text">
      <style:text-properties officeooo:rsid="0020f1cd" fo:background-color="#66ff66" loext:char-shading-value="0"/>
    </style:style>
    <style:style style:name="T27" style:family="text">
      <style:text-properties officeooo:rsid="0020f1cd" fo:background-color="#66ff66" loext:char-shading-value="0"/>
    </style:style>
    <style:style style:name="T28" style:family="text">
      <style:text-properties officeooo:rsid="0040d6ed" fo:background-color="#66ff66" loext:char-shading-value="0"/>
    </style:style>
    <style:style style:name="T29" style:family="text">
      <style:text-properties fo:background-color="#ffffff"/>
    </style:style>
    <style:style style:name="T30" style:family="text">
      <style:text-properties officeooo:rsid="000197dd"/>
    </style:style>
    <style:style style:name="T31" style:family="text">
      <style:text-properties fo:background-color="#66ffff" loext:char-shading-value="0"/>
    </style:style>
    <style:style style:name="T32" style:family="text">
      <style:text-properties fo:background-color="#66ffff" loext:char-shading-value="0"/>
    </style:style>
    <style:style style:name="T33" style:family="text">
      <style:text-properties officeooo:rsid="0040d6ed" fo:background-color="#66ffff" loext:char-shading-value="0"/>
    </style:style>
    <style:style style:name="T34" style:family="text">
      <style:text-properties officeooo:rsid="0040d6ed" fo:background-color="#66ffff" loext:char-shading-value="0"/>
    </style:style>
    <style:style style:name="T35" style:family="text">
      <style:text-properties officeooo:rsid="0020f1cd" fo:background-color="#66ffff" loext:char-shading-value="0"/>
    </style:style>
    <style:style style:name="T36" style:family="text">
      <style:text-properties officeooo:rsid="0020f1cd" fo:background-color="#66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ufgabe 1</text:p>
      <text:p text:style-name="P7"/>
      <table:table table:name="Tabelle2" table:style-name="Tabelle2">
        <table:table-column table:style-name="Tabelle2.A"/>
        <table:table-column table:style-name="Tabelle2.B"/>
        <table:table-row>
          <table:table-cell table:style-name="Tabelle2.A1" office:value-type="string">
            <text:p text:style-name="P28">Protokoll</text:p>
          </table:table-cell>
          <table:table-cell table:style-name="Tabelle2.B1" office:value-type="string">
            <text:p text:style-name="P12">Var./Param.</text:p>
          </table:table-cell>
        </table:table-row>
        <table:table-row>
          <table:table-cell table:style-name="Tabelle2.A2" office:value-type="string">
            <text:p text:style-name="P13">01 <text:s/>rekursiveKurve startet</text:p>
            <text:p text:style-name="P13">03 <text:s/>Linie (3)</text:p>
            <text:p text:style-name="P13">06 <text:s/>90° rechts</text:p>
            <text:p text:style-name="P13">07 <text:s/>rekursiveKurve wird aufgerufen</text:p>
            <text:p text:style-name="P8"><text:s text:c="7"/><text:span text:style-name="T25">01 <text:s/>rekursiveKurve startet</text:span></text:p>
            <text:p text:style-name="P17"><text:span text:style-name="T2"><text:s text:c="7"/></text:span><text:span text:style-name="T25">03 <text:s/>Linie (2)</text:span></text:p>
            <text:p text:style-name="P17"><text:span text:style-name="T2"><text:s text:c="7"/></text:span><text:span text:style-name="T25">06 <text:s/>90° rechts</text:span></text:p>
            <text:p text:style-name="P17"><text:span text:style-name="T2"><text:s text:c="7"/></text:span><text:span text:style-name="T25">07 <text:s/>rekursiveKurve wird aufgerufen</text:span></text:p>
            <text:p text:style-name="P8"><text:s text:c="13"/><text:span text:style-name="T2"><text:s/></text:span><text:span text:style-name="T32">01 <text:s/>rekursiveKurve startet</text:span></text:p>
            <text:p text:style-name="P18"><text:span text:style-name="T2"><text:s text:c="14"/></text:span><text:span text:style-name="T32">03 <text:s/>Linie (1)</text:span></text:p>
            <text:p text:style-name="P18"><text:span text:style-name="T2"><text:s text:c="14"/></text:span><text:span text:style-name="T32">10 <text:s/>Zurück (1)</text:span></text:p>
            <text:p text:style-name="P18"><text:span text:style-name="T2"><text:s text:c="14"/></text:span><text:span text:style-name="T32">11 <text:s/>rekursiveKurve zuende</text:span></text:p>
            <text:p text:style-name="P8"><text:s text:c="7"/><text:span text:style-name="T25">08 <text:s/>90° links</text:span></text:p>
            <text:p text:style-name="P17"><text:span text:style-name="T2"><text:s text:c="7"/></text:span><text:span text:style-name="T25">10 <text:s/>Zurück (2)</text:span></text:p>
            <text:p text:style-name="P17"><text:span text:style-name="T2"><text:s text:c="7"/></text:span><text:span text:style-name="T25">11 <text:s/>rekursiveKurve zuende</text:span></text:p>
            <text:p text:style-name="P13">08 <text:s/>90° links</text:p>
            <text:p text:style-name="P13">10 <text:s/>Zurück (3)</text:p>
            <text:p text:style-name="P13">11 <text:s/>rekursiveKurve zuende</text:p>
          </table:table-cell>
          <table:table-cell table:style-name="Tabelle2.B2" office:value-type="string">
            <text:p text:style-name="P14">länge = 3</text:p>
            <text:p text:style-name="P9"/>
            <text:p text:style-name="P9"/>
            <text:p text:style-name="P9"/>
            <text:p text:style-name="P9"><text:span text:style-name="T11">länge = 3</text:span><text:span text:style-name="T13"> <text:s/></text:span><text:span text:style-name="T25">länge = 2</text:span></text:p>
            <text:p text:style-name="P9"/>
            <text:p text:style-name="P9"/>
            <text:p text:style-name="P9"/>
            <text:p text:style-name="P9"><text:span text:style-name="T10">länge = </text:span><text:span text:style-name="T11">3</text:span><text:span text:style-name="T13"> <text:s/></text:span><text:span text:style-name="T27">länge = 2</text:span><text:span text:style-name="T13"> <text:s/></text:span><text:span text:style-name="T36">länge = 1</text:span></text:p>
            <text:p text:style-name="P19"/>
            <text:p text:style-name="P19"/>
            <text:p text:style-name="P19"/>
            <text:p text:style-name="P19"><text:span text:style-name="T11">länge = 3</text:span><text:span text:style-name="T13"> <text:s/></text:span><text:span text:style-name="T27">länge = 2</text:span><text:span text:style-name="T13"> </text:span></text:p>
            <text:p text:style-name="P19"/>
            <text:p text:style-name="P20"/>
            <text:p text:style-name="P15">länge = 3</text:p>
          </table:table-cell>
        </table:table-row>
      </table:table>
      <text:p text:style-name="P7"/>
      <text:p text:style-name="P7"/>
      <text:p text:style-name="P7"/>
      <text:p text:style-name="P25">Aufgabe 2</text:p>
      <text:p text:style-name="P10"/>
      <table:table table:name="Tabelle3" table:style-name="Tabelle3">
        <table:table-column table:style-name="Tabelle3.A"/>
        <table:table-column table:style-name="Tabelle3.B"/>
        <table:table-row>
          <table:table-cell table:style-name="Tabelle3.A1" office:value-type="string">
            <text:p text:style-name="P28">Protokoll</text:p>
          </table:table-cell>
          <table:table-cell table:style-name="Tabelle3.B1" office:value-type="string">
            <text:p text:style-name="P12">Var./Param.</text:p>
          </table:table-cell>
        </table:table-row>
        <table:table-row>
          <table:table-cell table:style-name="Tabelle3.A2" office:value-type="string">
            <text:p text:style-name="P13">01 <text:s/>rekursiveKurve startet</text:p>
            <text:p text:style-name="P13">03 <text:s/>Linie (3)</text:p>
            <text:p text:style-name="P13">06 <text:s/>90° rechts</text:p>
            <text:p text:style-name="P13">07 <text:s/>rekursiveKurve wird aufgerufen</text:p>
            <text:p text:style-name="P8"><text:s text:c="7"/><text:span text:style-name="T25">01 <text:s/>rekursiveKurve startet</text:span></text:p>
            <text:p text:style-name="P17"><text:span text:style-name="T2"><text:s text:c="7"/></text:span><text:span text:style-name="T25">03 <text:s/>Linie (</text:span><text:span text:style-name="T28">3</text:span><text:span text:style-name="T25">)</text:span></text:p>
            <text:p text:style-name="P17"><text:span text:style-name="T2"><text:s text:c="7"/></text:span><text:span text:style-name="T25">06 <text:s/>90° rechts</text:span></text:p>
            <text:p text:style-name="P17"><text:span text:style-name="T2"><text:s text:c="7"/></text:span><text:span text:style-name="T25">07 <text:s/>rekursiveKurve wird aufgerufen</text:span></text:p>
            <text:p text:style-name="P8"><text:s text:c="13"/><text:span text:style-name="T2"><text:s/></text:span><text:span text:style-name="T32">01 <text:s/>rekursiveKurve startet</text:span></text:p>
            <text:p text:style-name="P18"><text:span text:style-name="T2"><text:s text:c="14"/></text:span><text:span text:style-name="T32">03 <text:s/>Linie (</text:span><text:span text:style-name="T34">3</text:span><text:span text:style-name="T32">)</text:span></text:p>
            <text:p text:style-name="P8"><text:s text:c="14"/><text:span text:style-name="T32">06 <text:s/>90° rechts</text:span></text:p>
            <text:p text:style-name="P18"><text:span text:style-name="T2"><text:s text:c="14"/></text:span><text:span text:style-name="T32">07 <text:s/>rekursiveKurve wird aufgerufen</text:span></text:p>
            <text:p text:style-name="P8"><text:s text:c="20"/><text:span text:style-name="T17">01 <text:s/>rekursiveKurve startet</text:span></text:p>
            <text:p text:style-name="P21"><text:span text:style-name="T2"><text:s text:c="20"/></text:span>03 <text:s/>Linie (3)</text:p>
            <text:p text:style-name="P21"><text:span text:style-name="T2"><text:s text:c="20"/></text:span>06 90° rechts</text:p>
            <text:p text:style-name="P21"><text:span text:style-name="T2"><text:s text:c="20"/></text:span>07 <text:s/>rekursiveKurve wird aufgerufen</text:p>
            <text:p text:style-name="P8"><text:s text:c="27"/>...</text:p>
          </table:table-cell>
          <table:table-cell table:style-name="Tabelle3.B2" office:value-type="string">
            <text:p text:style-name="P14">länge = 3</text:p>
            <text:p text:style-name="P9"/>
            <text:p text:style-name="P9"/>
            <text:p text:style-name="P9"/>
            <text:p text:style-name="P9"><text:span text:style-name="T11">länge = 3</text:span><text:span text:style-name="T13"> <text:s/></text:span><text:span text:style-name="T25">länge = </text:span><text:span text:style-name="T28">3</text:span></text:p>
            <text:p text:style-name="P9"/>
            <text:p text:style-name="P9"/>
            <text:p text:style-name="P9"/>
            <text:p text:style-name="P9"><text:span text:style-name="T10">länge = </text:span><text:span text:style-name="T11">3</text:span><text:span text:style-name="T13"> <text:s/></text:span><text:span text:style-name="T27">länge = </text:span><text:span text:style-name="T28">3</text:span><text:span text:style-name="T13"> <text:s/></text:span><text:span text:style-name="T36">länge = </text:span><text:span text:style-name="T34">3</text:span></text:p>
            <text:p text:style-name="P9"/>
            <text:p text:style-name="P9"/>
            <text:p text:style-name="P9"/>
            <text:p text:style-name="P9"><text:span text:style-name="T10">länge = </text:span><text:span text:style-name="T11">3</text:span><text:span text:style-name="T13"> <text:s/></text:span><text:span text:style-name="T27">länge = </text:span><text:span text:style-name="T28">3</text:span><text:span text:style-name="T13"> <text:s/></text:span><text:span text:style-name="T36">länge = </text:span><text:span text:style-name="T34">3</text:span><text:span text:style-name="T13"> <text:s/></text:span><text:span text:style-name="T18">länge = 3</text:span></text:p>
            <text:p text:style-name="P19"/>
            <text:p text:style-name="P19"/>
            <text:p text:style-name="P19"/>
            <text:p text:style-name="P20">...</text:p>
          </table:table-cell>
        </table:table-row>
      </table:table>
      <text:p text:style-name="P7"/>
      <text:p text:style-name="P7"/>
      <text:p text:style-name="P10">Die Methode ruft sich immer weiter selbst auf, ohne Ende.</text:p>
      <text:p text:style-name="P10">Man sagt: Die Rekursion „terminiert nicht“.</text:p>
      <text:p text:style-name="P10"/>
      <text:p text:style-name="P10">Das führt zu folgenden Problemen:</text:p>
      <text:list xml:id="list1527075137" text:style-name="L1">
        <text:list-item>
          <text:p text:style-name="P36">D<text:span text:style-name="T20">ie</text:span> Methodenaufrufe <text:span text:style-name="T20">enden nie</text:span></text:p>
        </text:list-item>
        <text:list-item>
          <text:p text:style-name="P36">Mit jedem weiteren Aufruf wird ein neuer Parameter „länge“ erzeugt.<text:line-break/>Da die Parameter der früheren Aufrufe weiterhin bestehen bleiben, gibt es also immer mehr Parameter gleichzeitig. <text:line-break/>Parameter benötigen Speicherplatz (wenn auch nur wenig). Da aber immer mehr dazu kommen, ist irgendwann der gesamte Speicher, den Java für Parameter zur Verfügung stellt, mit Parametern belegt. Da das Programm versucht, noch weitere Parameter zu erzeugen, stürzt es an dieser Stelle ab mit der Fehlermeldung:<text:line-break/>„Stack overflow“ (Speicher ist „übergelaufen“).</text:p>
        </text:list-item>
      </text:list>
      <text:p text:style-name="P10"/>
      <text:p text:style-name="P10"/>
      <text:p text:style-name="P25">Aufgabe <text:span text:style-name="T19">3</text:span></text:p>
      <text:p text:style-name="P10"/>
      <table:table table:name="Tabelle7" table:style-name="Tabelle7">
        <table:table-column table:style-name="Tabelle7.A"/>
        <table:table-column table:style-name="Tabelle7.B"/>
        <table:table-row table:style-name="Tabelle7.1">
          <table:table-cell table:style-name="Tabelle7.A1" office:value-type="string">
            <text:p text:style-name="P28">Protokoll</text:p>
          </table:table-cell>
          <table:table-cell table:style-name="Tabelle7.B1" office:value-type="string">
            <text:p text:style-name="P12">Var./Param.</text:p>
          </table:table-cell>
        </table:table-row>
        <table:table-row table:style-name="Tabelle7.1">
          <table:table-cell table:style-name="Tabelle7.A2" office:value-type="string">
            <text:p text:style-name="P11"><text:span text:style-name="T10">01 <text:s/>rekusiverBaum starte</text:span><text:span text:style-name="T12">t</text:span></text:p>
            <text:p text:style-name="P16">03 <text:s/>Linie (4)</text:p>
            <text:p text:style-name="P16">06 <text:s/>45° links</text:p>
            <text:p text:style-name="P16">07 <text:s/>rekursiverBaum wird aufgerufen</text:p>
            <text:p text:style-name="P31"><text:tab/>01 <text:s/>rekursiverBaum startet</text:p>
            <text:p text:style-name="P31"><text:tab/>03 <text:s/>Linie (2)</text:p>
            <text:p text:style-name="P31"><text:tab/>06 <text:s/>45° links</text:p>
            <text:p text:style-name="P31"><text:tab/>07 <text:s/>rekursiverBaum wird aufgerufen</text:p>
            <text:p text:style-name="P32"><text:tab/><text:tab/>01 <text:s/>rekursiverBaum startet</text:p>
            <text:p text:style-name="P32"><text:tab/><text:tab/>03 <text:s/>Linie (1)</text:p>
            <text:p text:style-name="P32"><text:tab/><text:tab/>12 <text:s/><text:span text:style-name="T30">Z</text:span>urück <text:s/><text:span text:style-name="T30">(1)</text:span></text:p>
            <text:p text:style-name="P31"><text:tab/>08 <text:s/>90° rechts</text:p>
            <text:p text:style-name="P31"><text:s/><text:tab/>09 <text:s/>rekursiverBaum wird aufgerufen</text:p>
            <text:p text:style-name="P32"><text:tab/><text:tab/>01 <text:s/>rekursiverBaum startet</text:p>
            <text:p text:style-name="P32"><text:tab/><text:tab/>03 <text:s/>Linie (1)</text:p>
            <text:p text:style-name="P32"><text:tab/><text:tab/>12 <text:s/><text:span text:style-name="T30">Z</text:span>urück <text:s/><text:span text:style-name="T30">(1)</text:span></text:p>
            <text:p text:style-name="P31"><text:tab/>10 <text:s/>45° links </text:p>
            <text:p text:style-name="P31"><text:tab/>12 <text:s/><text:span text:style-name="T30">Z</text:span>u<text:span text:style-name="T30">r</text:span>ück (2)</text:p>
            <text:p text:style-name="P16">08 <text:s/>90° rechts</text:p>
            <text:p text:style-name="P16">09 <text:s/>rekursiverBaum wird aufgerufen</text:p>
            <text:p text:style-name="P31"><text:tab/>01 <text:s/>rekursiverBaum startet</text:p>
            <text:p text:style-name="P31"><text:tab/>03 <text:s/>Linie (2)</text:p>
            <text:p text:style-name="P31"><text:tab/>06 <text:s/>45° links</text:p>
            <text:p text:style-name="P31"><text:tab/>07 <text:s/>rekursiverBaum wird aufgerufen</text:p>
            <text:p text:style-name="P31"><text:tab/><text:tab/>01 <text:s/>rekursiverBaum startet</text:p>
            <text:p text:style-name="P32"><text:tab/><text:tab/>03 <text:s/>Linie (1)</text:p>
            <text:p text:style-name="P32"><text:tab/><text:tab/>12 <text:s/><text:span text:style-name="T30">Z</text:span>urück <text:s/><text:span text:style-name="T30">(1)</text:span></text:p>
            <text:p text:style-name="P31"><text:tab/>08 <text:s/>90° rechts</text:p>
            <text:p text:style-name="P31"><text:s/><text:tab/>09 <text:s/>rekursiverBaum wird aufgerufen</text:p>
            <text:p text:style-name="P32"><text:tab/><text:tab/>01 <text:s/>rekursiverBaum startet</text:p>
            <text:p text:style-name="P32"><text:tab/><text:tab/>03 <text:s/>Linie (1)</text:p>
            <text:p text:style-name="P32"><text:tab/><text:tab/>12 <text:s/><text:span text:style-name="T30">Z</text:span>urück <text:s/><text:span text:style-name="T30">(1)</text:span></text:p>
            <text:p text:style-name="P31"><text:tab/>10 <text:s/>45° links </text:p>
            <text:p text:style-name="P31"><text:tab/>12 <text:s/><text:span text:style-name="T30">Z</text:span>u<text:span text:style-name="T30">r</text:span>ück (2)</text:p>
            <text:p text:style-name="P16">10 <text:s/>45° links </text:p>
            <text:p text:style-name="P11"><text:span text:style-name="T10">12 <text:s/></text:span><text:span text:style-name="T12">Z</text:span><text:span text:style-name="T10">u</text:span><text:span text:style-name="T12">r</text:span><text:span text:style-name="T10">ück (4)</text:span></text:p>
          </table:table-cell>
          <table:table-cell table:style-name="Tabelle7.B2" office:value-type="string">
            <text:p text:style-name="P5">länge = 4</text:p>
            <text:p text:style-name="P4"/>
            <text:p text:style-name="P4"/>
            <text:p text:style-name="P4"/>
            <text:p text:style-name="P4"><text:span text:style-name="T10">länge = 4</text:span> <text:s/><text:span text:style-name="T25">länge = 2</text:span></text:p>
            <text:p text:style-name="P4"/>
            <text:p text:style-name="P4"/>
            <text:p text:style-name="P5"/>
            <text:p text:style-name="P4"><text:span text:style-name="T10">länge = 4</text:span> <text:s/><text:span text:style-name="T25">länge = 2</text:span> <text:s/><text:span text:style-name="T32">länge = 1</text:span></text:p>
            <text:p text:style-name="P6"/>
            <text:p text:style-name="P6"/>
            <text:p text:style-name="P6"><text:span text:style-name="T10">länge = 4</text:span> <text:s/><text:span text:style-name="T14">länge = 2</text:span></text:p>
            <text:p text:style-name="P6"/>
            <text:p text:style-name="P6"><text:span text:style-name="T10">länge = 4</text:span> <text:s/><text:span text:style-name="T25">länge = 2</text:span><text:span text:style-name="T29"> <text:s/></text:span><text:span text:style-name="T32">länge = 1</text:span></text:p>
            <text:p text:style-name="P27"/>
            <text:p text:style-name="P6"/>
            <text:p text:style-name="P6"><text:span text:style-name="T10">länge = 4</text:span> <text:s/><text:span text:style-name="T25">länge = 2</text:span></text:p>
            <text:p text:style-name="P6"/>
            <text:p text:style-name="P6"><text:span text:style-name="T10">länge = 4</text:span> </text:p>
            <text:p text:style-name="P6"/>
            <text:p text:style-name="P4"><text:span text:style-name="T10">länge = 4</text:span> <text:s/><text:span text:style-name="T25">länge = 2</text:span></text:p>
            <text:p text:style-name="P4"/>
            <text:p text:style-name="P4"/>
            <text:p text:style-name="P5"/>
            <text:p text:style-name="P4"><text:span text:style-name="T10">länge = 4</text:span> <text:s/><text:span text:style-name="T25">länge = 2</text:span> <text:s/><text:span text:style-name="T32">länge = 1</text:span></text:p>
            <text:p text:style-name="P6"/>
            <text:p text:style-name="P6"/>
            <text:p text:style-name="P6"><text:span text:style-name="T10">länge = 4</text:span> <text:s/><text:span text:style-name="T25">länge = 2</text:span></text:p>
            <text:p text:style-name="P6"/>
            <text:p text:style-name="P6"><text:span text:style-name="T10">länge = 4</text:span> <text:s/><text:span text:style-name="T25">länge = 2</text:span> <text:s/><text:span text:style-name="T6">länge = 1</text:span></text:p>
            <text:p text:style-name="P6"/>
            <text:p text:style-name="P6"/>
            <text:p text:style-name="P6"><text:span text:style-name="T10">länge = 4</text:span> <text:s/><text:span text:style-name="T25">länge = 2</text:span></text:p>
            <text:p text:style-name="P6"/>
            <text:p text:style-name="P6"><text:span text:style-name="T10">länge = 4</text:span> </text:p>
            <text:p text:style-name="P6"/>
          </table:table-cell>
        </table:table-row>
      </table:table>
      <text:p text:style-name="P22"/>
      <text:p text:style-name="P22"/>
      <text:p text:style-name="P22"/>
      <text:p text:style-name="P22"/>
      <text:p text:style-name="P22"/>
      <text:p text:style-name="P22"/>
      <text:p text:style-name="P22"/>
      <text:p text:style-name="P22"/>
      <text:p text:style-name="P22"/>
      <text:p text:style-name="P35"/>
      <text:p text:style-name="P35"><draw:frame text:anchor-type="paragraph" draw:z-index="0" draw:name="Form1" draw:style-name="gr1" draw:text-style-name="P37" svg:width="1.795cm" svg:height="0.63cm" svg:x="15.161cm" svg:y="0.238cm"><draw:image xlink:href="Pictures/10000000000000580000001F196641809BB809C4.png" xlink:type="simple" xlink:show="embed" xlink:actuate="onLoad" loext:mime-type="image/png"><text:p/></draw:image></draw:frame></text:p>
      <text:p text:style-name="P24"><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1">pothmann.de</text:span></text:a><text:span text:style-name="T21">, f</text:span>reigegeben unter <text:a xlink:type="simple" xlink:href="https://creativecommons.org/licenses/by-nc-sa/4.0/" text:style-name="Internet_20_link" text:visited-style-name="Visited_20_Internet_20_Link">CC BY-NC-SA 4.0</text:a>, <text:span text:style-name="T22">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78968" officeooo:paragraph-rsid="00332bb6"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Programmanalyse – Lösung</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6-14T13:12:55.729000000</dc:date>
    <meta:editing-duration>PT4H21M33S</meta:editing-duration>
    <meta:editing-cycles>44</meta:editing-cycles>
    <meta:generator>LibreOffice/6.2.5.2$Windows_X86_64 LibreOffice_project/1ec314fa52f458adc18c4f025c545a4e8b22c159</meta:generator>
    <meta:document-statistic meta:table-count="4" meta:image-count="0" meta:object-count="0" meta:page-count="3" meta:paragraph-count="112" meta:word-count="496" meta:character-count="3137" meta:non-whitespace-character-count="2311"/>
  </office:meta>
</office:document-meta>
</file>